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3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59509090909091cm" style:use-optimal-column-width="true"/>
    </style:style>
    <style:style style:name="co2" style:family="table-column">
      <style:table-column-properties fo:break-before="auto" style:column-width="1.84727272727273cm"/>
    </style:style>
    <style:style style:name="ro1" style:family="table-row">
      <style:table-row-properties style:row-height="15.0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5"/>
        <table:table-column table:style-name="co2" table:number-columns-repeated="16381" table:default-cell-style-name="ce1"/>
        <table:table-row table:style-name="ro1">
          <table:table-cell office:value-type="string" table:style-name="ce2">
            <text:p>REQUISITI FUNZIONALI</text:p>
          </table:table-cell>
          <table:table-cell office:value-type="string" table:style-name="ce2">
            <text:p>ID</text:p>
          </table:table-cell>
          <table:table-cell office:value-type="string" table:style-name="ce4">
            <text:p>GRUPPO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ogin</text:p>
          </table:table-cell>
          <table:table-cell office:value-type="string" table:style-name="ce3">
            <text:p>RF01</text:p>
          </table:table-cell>
          <table:table-cell office:value-type="string" table:style-name="ce5">
            <text:p>1/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rea utente</text:p>
          </table:table-cell>
          <table:table-cell office:value-type="string" table:style-name="ce3">
            <text:p>RF02</text:p>
          </table:table-cell>
          <table:table-cell office:value-type="string" table:style-name="ce5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modifica dati</text:p>
          </table:table-cell>
          <table:table-cell office:value-type="string" table:style-name="ce3">
            <text:p>RF03</text:p>
          </table:table-cell>
          <table:table-cell office:value-type="string" table:style-name="ce5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iventa premium</text:p>
          </table:table-cell>
          <table:table-cell office:value-type="string" table:style-name="ce3">
            <text:p>RF04</text:p>
          </table:table-cell>
          <table:table-cell office:value-type="string" table:style-name="ce5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occupa posto</text:p>
          </table:table-cell>
          <table:table-cell office:value-type="string" table:style-name="ce3">
            <text:p>RF05</text:p>
          </table:table-cell>
          <table:table-cell office:value-type="string" table:style-name="ce5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richiede ricarica</text:p>
          </table:table-cell>
          <table:table-cell office:value-type="string" table:style-name="ce3">
            <text:p>RF06</text:p>
          </table:table-cell>
          <table:table-cell office:value-type="string" table:style-name="ce5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richiede estensione ricarica</text:p>
          </table:table-cell>
          <table:table-cell office:value-type="string" table:style-name="ce3">
            <text:p>RF07</text:p>
          </table:table-cell>
          <table:table-cell office:value-type="string" table:style-name="ce5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renota posto</text:p>
          </table:table-cell>
          <table:table-cell office:value-type="string" table:style-name="ce3">
            <text:p>RF08</text:p>
          </table:table-cell>
          <table:table-cell office:value-type="string" table:style-name="ce5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modifica prenotazione</text:p>
          </table:table-cell>
          <table:table-cell office:value-type="string" table:style-name="ce3">
            <text:p>RF09</text:p>
          </table:table-cell>
          <table:table-cell office:value-type="string" table:style-name="ce5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ancella prenotazione</text:p>
          </table:table-cell>
          <table:table-cell office:value-type="string" table:style-name="ce3">
            <text:p>RF10</text:p>
          </table:table-cell>
          <table:table-cell office:value-type="string" table:style-name="ce5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monitora parcheggio</text:p>
          </table:table-cell>
          <table:table-cell office:value-type="string" table:style-name="ce3">
            <text:p>RF11</text:p>
          </table:table-cell>
          <table:table-cell office:value-type="string" table:style-name="ce5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ggiorna prezzi</text:p>
          </table:table-cell>
          <table:table-cell office:value-type="string" table:style-name="ce3">
            <text:p>RF12</text:p>
          </table:table-cell>
          <table:table-cell office:value-type="string" table:style-name="ce5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visualizza posti</text:p>
          </table:table-cell>
          <table:table-cell office:value-type="string" table:style-name="ce3">
            <text:p>RF13</text:p>
          </table:table-cell>
          <table:table-cell office:value-type="string" table:style-name="ce5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visualizza ricariche</text:p>
          </table:table-cell>
          <table:table-cell office:value-type="string" table:style-name="ce3">
            <text:p>RF14</text:p>
          </table:table-cell>
          <table:table-cell office:value-type="string" table:style-name="ce5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visualizza prenotazioni</text:p>
          </table:table-cell>
          <table:table-cell office:value-type="string" table:style-name="ce3">
            <text:p>RF15</text:p>
          </table:table-cell>
          <table:table-cell office:value-type="string" table:style-name="ce5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ggiorna stato posti</text:p>
          </table:table-cell>
          <table:table-cell office:value-type="string" table:style-name="ce3">
            <text:p>RF16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string" table:style-name="ce3">
            <text:p>aggiorna stato MWBot</text:p>
          </table:table-cell>
          <table:table-cell office:value-type="string" table:style-name="ce3">
            <text:p>RF17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string" table:style-name="ce3">
            <text:p>interrompi ricarica</text:p>
          </table:table-cell>
          <table:table-cell office:value-type="string" table:style-name="ce3">
            <text:p>RF18</text:p>
          </table:table-cell>
          <table:table-cell office:value-type="string" table:style-name="ce5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visualizza storico</text:p>
          </table:table-cell>
          <table:table-cell office:value-type="string" table:style-name="ce3">
            <text:p>RF19</text:p>
          </table:table-cell>
          <table:table-cell office:value-type="string" table:style-name="ce5">
            <text:p>2</text:p>
          </table:table-cell>
          <table:table-cell table:number-columns-repeated="16381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628</meta:generator>
    <meta:initial-creator>Nicolò Marino</meta:initial-creator>
    <dc:creator>Nicolò Marino</dc:creator>
    <meta:creation-date>2024-05-06T07:17:26Z</meta:creation-date>
    <dc:date>2024-06-10T09:09:59Z</dc:date>
    <meta:print-date>2024-06-10T09:09:26Z</meta:print-date>
  </office:meta>
</office:document-meta>
</file>